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19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97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692cm"/>
    </style:style>
    <style:style style:name="gr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46cm" fo:min-width="1.0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4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4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5cm"/>
    </style:style>
    <style:style style:name="gr13" style:family="graphic" style:parent-style-name="standard">
      <style:graphic-properties svg:stroke-color="#000000" svg:stroke-opacity="0%" draw:opacity="0%" draw:textarea-horizontal-align="justify" draw:textarea-vertical-align="middle" draw:auto-grow-height="false" fo:min-height="0.45cm" fo:min-width="0.7cm"/>
    </style:style>
    <style:style style:name="gr14" style:family="graphic" style:parent-style-name="standard">
      <style:graphic-properties svg:stroke-color="#000000" svg:stroke-opacity="0%" draw:opacity="0%" draw:textarea-horizontal-align="justify" draw:textarea-vertical-align="middle" draw:auto-grow-height="false" fo:min-height="0.45cm" fo:min-width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>
      <loext:graphic-properties draw:fill-color="#ffffff" draw:opacity="0%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5.8cm" svg:y1="11.5cm" svg:x2="8.7cm" svg:y2="14.1cm">
          <text:p/>
        </draw:line>
        <draw:line draw:style-name="gr1" draw:text-style-name="P1" draw:layer="layout" svg:x1="6.1cm" svg:y1="7.7cm" svg:x2="5.8cm" svg:y2="10.1cm">
          <text:p/>
        </draw:line>
        <draw:line draw:style-name="gr1" draw:text-style-name="P1" draw:layer="layout" svg:x1="15.7cm" svg:y1="9.9cm" svg:x2="16.3cm" svg:y2="8.7cm">
          <text:p/>
        </draw:line>
        <draw:line draw:style-name="gr1" draw:text-style-name="P1" draw:layer="layout" svg:x1="15.7cm" svg:y1="11.4cm" svg:x2="10.9cm" svg:y2="14.2cm">
          <text:p/>
        </draw:line>
        <draw:line draw:style-name="gr1" draw:text-style-name="P1" draw:layer="layout" svg:x1="14.6cm" svg:y1="7.6cm" svg:x2="12.8cm" svg:y2="6.4cm">
          <text:p/>
        </draw:line>
        <draw:line draw:style-name="gr1" draw:text-style-name="P1" draw:layer="layout" svg:x1="14.7cm" svg:y1="8.1cm" svg:x2="13.4cm" svg:y2="8.6cm">
          <text:p/>
        </draw:line>
        <draw:line draw:style-name="gr1" draw:text-style-name="P1" draw:layer="layout" svg:x1="14.9cm" svg:y1="8.2cm" svg:x2="13.3cm" svg:y2="9.8cm">
          <text:p/>
        </draw:line>
        <draw:line draw:style-name="gr1" draw:text-style-name="P1" draw:layer="layout" svg:x1="14.5cm" svg:y1="7.8cm" svg:x2="13.5cm" svg:y2="7.7cm">
          <text:p/>
        </draw:line>
        <draw:custom-shape draw:style-name="gr2" draw:text-style-name="P3" draw:layer="layout" svg:width="1.8cm" svg:height="1.4cm" svg:x="14cm" svg:y="7.1cm">
          <text:p text:style-name="P2"><text:span text:style-name="T1">ATU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4.9cm" svg:y1="7.1cm" svg:x2="10.5cm" svg:y2="3.9cm">
          <text:p/>
        </draw:line>
        <draw:line draw:style-name="gr1" draw:text-style-name="P1" draw:layer="layout" svg:x1="11cm" svg:y1="14.1cm" svg:x2="14.9cm" svg:y2="8.5cm">
          <text:p/>
        </draw:line>
        <draw:line draw:style-name="gr1" draw:text-style-name="P1" draw:layer="layout" svg:x1="8.4cm" svg:y1="10.9cm" svg:x2="7.3cm" svg:y2="8.9cm">
          <text:p/>
        </draw:line>
        <draw:line draw:style-name="gr1" draw:text-style-name="P1" draw:layer="layout" svg:x1="8.5cm" svg:y1="9.6cm" svg:x2="7.5cm" svg:y2="8.9cm">
          <text:p/>
        </draw:line>
        <draw:line draw:style-name="gr1" draw:text-style-name="P1" draw:layer="layout" svg:x1="8.6cm" svg:y1="8.6cm" svg:x2="7.6cm" svg:y2="8.6cm">
          <text:p/>
        </draw:line>
        <draw:line draw:style-name="gr1" draw:text-style-name="P1" draw:layer="layout" svg:x1="7.9cm" svg:y1="7.5cm" svg:x2="7.4cm" svg:y2="8.5cm">
          <text:p/>
        </draw:line>
        <draw:line draw:style-name="gr1" draw:text-style-name="P1" draw:layer="layout" svg:x1="7.1cm" svg:y1="8.1cm" svg:x2="8.5cm" svg:y2="4cm">
          <text:p/>
        </draw:line>
        <draw:line draw:style-name="gr1" draw:text-style-name="P1" draw:layer="layout" svg:x1="7cm" svg:y1="9.5cm" svg:x2="8.8cm" svg:y2="14cm">
          <text:p/>
        </draw:line>
        <draw:line draw:style-name="gr1" draw:text-style-name="P1" draw:layer="layout" svg:x1="6.7cm" svg:y1="4.7cm" svg:x2="8.2cm" svg:y2="4.1cm">
          <text:p/>
        </draw:line>
        <draw:line draw:style-name="gr1" draw:text-style-name="P1" draw:layer="layout" svg:x1="6.7cm" svg:y1="6.4cm" svg:x2="6.2cm" svg:y2="6.8cm">
          <text:p/>
        </draw:line>
        <draw:line draw:style-name="gr1" draw:text-style-name="P1" draw:layer="layout" svg:x1="11cm" svg:y1="14.3cm" svg:x2="15.1cm" svg:y2="13cm">
          <text:p/>
        </draw:line>
        <draw:line draw:style-name="gr1" draw:text-style-name="P1" draw:layer="layout" svg:x1="10.7cm" svg:y1="14.5cm" svg:x2="14.1cm" svg:y2="14.3cm">
          <text:p/>
        </draw:line>
        <draw:line draw:style-name="gr1" draw:text-style-name="P1" draw:layer="layout" svg:x1="11cm" svg:y1="14.7cm" svg:x2="15.4cm" svg:y2="16.3cm">
          <text:p/>
        </draw:line>
        <draw:line draw:style-name="gr1" draw:text-style-name="P1" draw:layer="layout" svg:x1="10.6cm" svg:y1="14.8cm" svg:x2="12.5cm" svg:y2="17.3cm">
          <text:p/>
        </draw:line>
        <draw:line draw:style-name="gr1" draw:text-style-name="P1" draw:layer="layout" svg:x1="9.9cm" svg:y1="14.7cm" svg:x2="9.8cm" svg:y2="17.8cm">
          <text:p/>
        </draw:line>
        <draw:line draw:style-name="gr1" draw:text-style-name="P1" draw:layer="layout" svg:x1="8.9cm" svg:y1="14.8cm" svg:x2="7.9cm" svg:y2="17.3cm">
          <text:p/>
        </draw:line>
        <draw:line draw:style-name="gr1" draw:text-style-name="P1" draw:layer="layout" svg:x1="8.8cm" svg:y1="14.5cm" svg:x2="6.1cm" svg:y2="16cm">
          <text:p/>
        </draw:line>
        <draw:line draw:style-name="gr1" draw:text-style-name="P1" draw:layer="layout" svg:x1="8.8cm" svg:y1="14.3cm" svg:x2="5.6cm" svg:y2="14.4cm">
          <text:p/>
        </draw:line>
        <draw:line draw:style-name="gr1" draw:text-style-name="P1" draw:layer="layout" svg:x1="9cm" svg:y1="14.2cm" svg:x2="6.2cm" svg:y2="13.1cm">
          <text:p/>
        </draw:line>
        <draw:line draw:style-name="gr1" draw:text-style-name="P1" draw:layer="layout" svg:x1="17.8cm" svg:y1="8.6cm" svg:x2="18.5cm" svg:y2="9.6cm">
          <text:p/>
        </draw:line>
        <draw:line draw:style-name="gr1" draw:text-style-name="P1" draw:layer="layout" svg:x1="17.6cm" svg:y1="8.2cm" svg:x2="18.2cm" svg:y2="7.2cm">
          <text:p/>
        </draw:line>
        <draw:line draw:style-name="gr1" draw:text-style-name="P1" draw:layer="layout" svg:x1="17cm" svg:y1="8cm" svg:x2="17.3cm" svg:y2="6.1cm">
          <text:p/>
        </draw:line>
        <draw:line draw:style-name="gr1" draw:text-style-name="P1" draw:layer="layout" svg:x1="3.8cm" svg:y1="7.1cm" svg:x2="2.6cm" svg:y2="6.2cm">
          <text:p/>
        </draw:line>
        <draw:line draw:style-name="gr1" draw:text-style-name="P1" draw:layer="layout" svg:x1="3.9cm" svg:y1="7.5cm" svg:x2="3.9cm" svg:y2="9.4cm">
          <text:p/>
        </draw:line>
        <draw:line draw:style-name="gr1" draw:text-style-name="P1" draw:layer="layout" svg:x1="3.8cm" svg:y1="7.3cm" svg:x2="3.1cm" svg:y2="8.6cm">
          <text:p/>
        </draw:line>
        <draw:line draw:style-name="gr1" draw:text-style-name="P1" draw:layer="layout" svg:x1="8.9cm" svg:y1="3.4cm" svg:x2="7.9cm" svg:y2="1.9cm">
          <text:p/>
        </draw:line>
        <draw:line draw:style-name="gr1" draw:text-style-name="P1" draw:layer="layout" svg:x1="9.7cm" svg:y1="3.5cm" svg:x2="10.5cm" svg:y2="1.9cm">
          <text:p/>
        </draw:line>
        <draw:line draw:style-name="gr1" draw:text-style-name="P1" draw:layer="layout" svg:x1="10.6cm" svg:y1="3.5cm" svg:x2="12.4cm" svg:y2="2.9cm">
          <text:p/>
        </draw:line>
        <draw:line draw:style-name="gr1" draw:text-style-name="P1" draw:layer="layout" svg:x1="10.3cm" svg:y1="3.5cm" svg:x2="13.2cm" svg:y2="3.7cm">
          <text:p/>
        </draw:line>
        <draw:line draw:style-name="gr1" draw:text-style-name="P1" draw:layer="layout" svg:x1="8.4cm" svg:y1="3.4cm" svg:x2="6.6cm" svg:y2="2.8cm">
          <text:p/>
        </draw:line>
        <draw:line draw:style-name="gr1" draw:text-style-name="P1" draw:layer="layout" svg:x1="8.2cm" svg:y1="3.5cm" svg:x2="6.5cm" svg:y2="4cm">
          <text:p/>
        </draw:line>
        <draw:custom-shape draw:style-name="gr3" draw:text-style-name="P3" draw:layer="layout" svg:width="2.5cm" svg:height="0.9cm" svg:x="8.6cm" svg:y="14cm">
          <text:p text:style-name="P2"><text:span text:style-name="T1">FIL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0.9cm" svg:x="8.2cm" svg:y="3.2cm">
          <text:p text:style-name="P2"><text:span text:style-name="T1">PESS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0.9cm" svg:x="16.2cm" svg:y="7.9cm">
          <text:p text:style-name="P2"><text:span text:style-name="T1">GÊNER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9cm" svg:x="3.7cm" svg:y="6.8cm">
          <text:p text:style-name="P2"><text:span text:style-name="T1">PAÍ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cm" svg:height="0.9cm" svg:x="11.7cm" svg:y="2.3cm">
          <text:p text:style-name="P2"><text:span text:style-name="T2">idpesso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4.7cm" svg:y="2.3cm">
          <text:p text:style-name="P2"><text:span text:style-name="T1">nomeartistic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cm" svg:height="0.9cm" svg:x="3.1cm" svg:y="3.5cm">
          <text:p text:style-name="P2"><text:span text:style-name="T1">nomenascim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cm" svg:height="0.9cm" svg:x="5.8cm" svg:y="1.2cm">
          <text:p text:style-name="P2"><text:span text:style-name="T1">localnasc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2.4cm" svg:height="0.9cm" svg:x="9.7cm" svg:y="1.2cm">
            <text:p text:style-name="P2"><text:span text:style-name="T1">imag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2.2cm" svg:height="0.7cm" svg:x="9.8cm" svg:y="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2.4cm" svg:height="0.9cm" svg:x="4.4cm" svg:y="15.4cm">
          <text:p text:style-name="P2"><text:span text:style-name="T2">idfil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6.3cm" svg:y="16.8cm">
          <text:p text:style-name="P2"><text:span text:style-name="T1">nomeorig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5cm" svg:height="0.9cm" svg:x="2.6cm" svg:y="13.9cm">
          <text:p text:style-name="P2"><text:span text:style-name="T1">nometraduz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4.4cm" svg:y="12.7cm">
          <text:p text:style-name="P2"><text:span text:style-name="T1">a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1.3cm" svg:y="16.9cm">
          <text:p text:style-name="P2"><text:span text:style-name="T1">linktrai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3.6cm" svg:y="15.7cm">
          <text:p text:style-name="P2"><text:span text:style-name="T1">im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8.7cm" svg:y="17.6cm">
          <text:p text:style-name="P2"><text:span text:style-name="T1">no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0.9cm" svg:x="17.6cm" svg:y="6.7cm">
          <text:p text:style-name="P2"><text:span text:style-name="T2">idgen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7.6cm" svg:y="9.4cm">
          <text:p text:style-name="P2"><text:span text:style-name="T1">descric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6.9cm" svg:y="5.4cm">
          <text:p text:style-name="P2"><text:span text:style-name="T1">sig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cm" svg:height="0.9cm" svg:x="1.2cm" svg:y="8.2cm">
          <text:p text:style-name="P2"><text:span text:style-name="T2">idpa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3.2cm" svg:y="9.1cm">
          <text:p text:style-name="P2"><text:span text:style-name="T1">descric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4cm" svg:height="0.9cm" svg:x="1.1cm" svg:y="5.6cm">
          <text:p text:style-name="P2"><text:span text:style-name="T1">sig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2.2cm" svg:y="3.5cm">
          <text:p text:style-name="P2"><text:span text:style-name="T1">f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5.1cm" svg:y="12.4cm">
          <text:p text:style-name="P2"><text:span text:style-name="T1">po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2.4cm" svg:height="0.9cm" svg:x="13.4cm" svg:y="14cm">
            <text:p text:style-name="P2"><text:span text:style-name="T1">imag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2.2cm" svg:height="0.7cm" svg:x="13.5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3" draw:layer="layout" svg:width="1.9cm" svg:height="1.6cm" svg:x="6.1cm" svg:y="8cm">
          <text:p text:style-name="P2"><text:span text:style-name="T1">DIRI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2.7cm" svg:height="0.9cm" svg:x="8.1cm" svg:y="9.3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7.8cm" svg:y="10.5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1cm" svg:height="1.7cm" svg:x="5.7cm" svg:y="4.7cm">
          <text:p text:style-name="P2"><text:span text:style-name="T1">ORIGE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draw:layer="layout" svg:width="2.1cm" svg:height="1.5cm" svg:x="14.7cm" svg:y="9.9cm">
          <text:p text:style-name="P2"><text:span text:style-name="T1">ESTIL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2.7cm" svg:height="0.9cm" svg:x="7.6cm" svg:y="7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8.2cm" svg:y="8.2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2cm" svg:y="8.1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1cm" svg:y="9.2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0.8cm" svg:y="6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1cm" svg:y="7.1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2cm" svg:height="0.7cm" svg:x="6.1cm" svg:y="9.5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14.5cm" svg:y="8.3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3cm" svg:height="0.7cm" svg:x="6.3cm" svg:y="7.4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14.5cm" svg:y="6.6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15.4cm" svg:y="9.4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14.6cm" svg:y="11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5.7cm" svg:y="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2cm" svg:height="0.7cm" svg:x="6.1cm" svg:y="4.1cm">
          <text:p text:style-name="P2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9cm" svg:height="1.6cm" svg:x="4.9cm" svg:y="10cm">
          <text:p text:style-name="P2"><text:span text:style-name="T1">ORIG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6" draw:layer="layout" svg:width="1.2cm" svg:height="0.7cm" svg:x="4.9cm" svg:y="11.3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3cm" svg:height="0.7cm" svg:x="5cm" svg:y="9.6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Rodrigues de Almeida</meta:initial-creator>
    <meta:creation-date>2017-12-03T19:41:14.794000000</meta:creation-date>
    <dc:date>2017-12-04T21:47:38.502000000</dc:date>
    <dc:creator>Douglas Rodrigues de Almeida</dc:creator>
    <meta:editing-duration>PT1H22M23S</meta:editing-duration>
    <meta:editing-cycles>19</meta:editing-cycles>
    <meta:generator>LibreOffice/5.4.3.2$Windows_X86_64 LibreOffice_project/92a7159f7e4af62137622921e809f8546db437e5</meta:generator>
    <meta:document-statistic meta:object-count="91"/>
  </office:meta>
</office:document-meta>
</file>